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e8dcf" style:font-weight-asian="normal" style:font-weight-complex="normal"/>
    </style:style>
    <style:style style:name="P3" style:family="paragraph" style:parent-style-name="Standard">
      <style:text-properties style:text-underline-style="solid" style:text-underline-width="auto" style:text-underline-color="font-color" fo:font-weight="bold" style:font-weight-asian="bold"/>
    </style:style>
    <style:style style:name="P4" style:family="paragraph" style:parent-style-name="Standard">
      <style:text-properties fo:font-weight="bold" style:font-weight-asian="bold"/>
    </style:style>
    <style:style style:name="P5" style:family="paragraph" style:parent-style-name="Text_20_body">
      <style:paragraph-properties fo:margin-left="0cm" fo:margin-right="0cm" fo:margin-top="0cm" fo:margin-bottom="0.282cm" style:contextual-spacing="true" fo:text-indent="0cm" style:auto-text-indent="false"/>
    </style:style>
    <style:style style:name="P6" style:family="paragraph" style:parent-style-name="List_20_Paragraph">
      <style:paragraph-properties fo:margin-left="0cm" fo:margin-right="0cm" fo:margin-top="0cm" fo:margin-bottom="0.282cm" style:contextual-spacing="true" fo:text-indent="0cm" style:auto-text-indent="false"/>
    </style:style>
    <style:style style:name="P7" style:family="paragraph" style:parent-style-name="List_20_Paragraph">
      <style:paragraph-properties fo:margin-left="0cm" fo:margin-right="0cm" fo:margin-top="0cm" fo:margin-bottom="0.282cm" style:contextual-spacing="true" fo:text-indent="0cm" style:auto-text-indent="false"/>
      <style:text-properties fo:font-weight="bold" style:font-weight-asian="bold" style:font-weight-complex="bold"/>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master-page-name="Standard">
      <style:paragraph-properties style:page-number="auto"/>
    </style:style>
    <style:style style:name="P10" style:family="paragraph" style:parent-style-name="Standard" style:list-style-name="WWNum3">
      <style:text-properties fo:font-weight="normal" style:font-weight-asian="normal" style:font-weight-complex="normal"/>
    </style:style>
    <style:style style:name="P11" style:family="paragraph" style:parent-style-name="Standard" style:list-style-name="WWNum3">
      <style:text-properties fo:font-weight="normal" officeooo:rsid="00102835" officeooo:paragraph-rsid="00102835" style:font-weight-asian="normal" style:font-weight-complex="normal"/>
    </style:style>
    <style:style style:name="P12" style:family="paragraph" style:parent-style-name="Standard" style:list-style-name="WWNum3">
      <style:text-properties fo:font-weight="normal" officeooo:rsid="00120367" officeooo:paragraph-rsid="00120367" style:font-weight-asian="normal" style:font-weight-complex="normal"/>
    </style:style>
    <style:style style:name="P13" style:family="paragraph" style:parent-style-name="Standard" style:list-style-name="WWNum3">
      <style:text-properties fo:font-weight="normal" officeooo:rsid="00139534" officeooo:paragraph-rsid="00139534" style:font-weight-asian="normal" style:font-weight-complex="normal"/>
    </style:style>
    <style:style style:name="P14" style:family="paragraph" style:parent-style-name="Standard" style:list-style-name="WWNum3">
      <style:text-properties fo:font-weight="normal" officeooo:rsid="000eecba" officeooo:paragraph-rsid="000eecba" style:font-weight-asian="normal" style:font-weight-complex="normal"/>
    </style:style>
    <style:style style:name="P15" style:family="paragraph" style:parent-style-name="Standard" style:list-style-name="WWNum5">
      <style:text-properties fo:font-weight="normal" style:font-weight-asian="normal" style:font-weight-complex="normal"/>
    </style:style>
    <style:style style:name="P16" style:family="paragraph" style:parent-style-name="Standard" style:list-style-name="WWNum4">
      <style:text-properties fo:font-weight="normal" style:font-weight-asian="normal" style:font-weight-complex="normal"/>
    </style:style>
    <style:style style:name="P17" style:family="paragraph" style:parent-style-name="Standard" style:list-style-name="WWNum6">
      <style:text-properties fo:font-weight="normal" style:font-weight-asian="normal" style:font-weight-complex="normal"/>
    </style:style>
    <style:style style:name="P18" style:family="paragraph" style:parent-style-name="Standard" style:list-style-name="WWNum7">
      <style:text-properties fo:font-weight="normal" style:font-weight-asian="normal" style:font-weight-complex="normal"/>
    </style:style>
    <style:style style:name="P19" style:family="paragraph" style:parent-style-name="Standard" style:list-style-name="WWNum7">
      <style:text-properties fo:font-weight="normal" officeooo:paragraph-rsid="000e8dcf" style:font-weight-asian="normal" style:font-weight-complex="normal"/>
    </style:style>
    <style:style style:name="P20" style:family="paragraph" style:parent-style-name="Standard" style:list-style-name="WWNum8">
      <style:text-properties fo:font-weight="normal" style:font-weight-asian="normal" style:font-weight-complex="normal"/>
    </style:style>
    <style:style style:name="P21" style:family="paragraph" style:parent-style-name="Standard">
      <style:text-properties fo:font-weight="normal" officeooo:rsid="0014ee98" officeooo:paragraph-rsid="0014ee98" style:font-weight-asian="normal" style:font-weight-complex="normal"/>
    </style:style>
    <style:style style:name="P22" style:family="paragraph" style:parent-style-name="Standard" style:list-style-name="WWNum6"/>
    <style:style style:name="P23" style:family="paragraph" style:parent-style-name="Standard" style:list-style-name="WWNum8">
      <style:text-properties officeooo:rsid="00085d1a" officeooo:paragraph-rsid="00085d1a"/>
    </style:style>
    <style:style style:name="P24" style:family="paragraph" style:parent-style-name="Standard" style:list-style-name="WWNum8">
      <style:text-properties officeooo:rsid="000e8dcf" officeooo:paragraph-rsid="000e8dcf"/>
    </style:style>
    <style:style style:name="P25" style:family="paragraph" style:parent-style-name="List_20_Paragraph" style:list-style-name="WWNum1"/>
    <style:style style:name="P26" style:family="paragraph" style:parent-style-name="List_20_Paragraph" style:list-style-name="WWNum2"/>
    <style:style style:name="P27" style:family="paragraph" style:parent-style-name="List_20_Paragraph" style:list-style-name="WWNum2">
      <style:text-properties fo:font-style="normal" fo:font-weight="normal" style:font-style-asian="normal" style:font-weight-asian="normal" style:font-style-complex="normal" style:font-weight-complex="normal"/>
    </style:style>
    <style:style style:name="P28" style:family="paragraph" style:parent-style-name="List_20_Paragraph" style:list-style-name="WWNum2">
      <style:paragraph-properties fo:margin-top="0cm" fo:margin-bottom="0.282cm" style:contextual-spacing="true"/>
    </style:style>
    <style:style style:name="P29" style:family="paragraph" style:parent-style-name="Text_20_body" style:list-style-name="WWNum3"/>
    <style:style style:name="P30" style:family="paragraph" style:parent-style-name="Text_20_body" style:list-style-name="WWNum3">
      <style:text-properties officeooo:rsid="000b29eb" officeooo:paragraph-rsid="000b29eb"/>
    </style:style>
    <style:style style:name="P31" style:family="paragraph" style:parent-style-name="Text_20_body" style:list-style-name="WWNum3">
      <style:text-properties officeooo:rsid="000c5ba5" officeooo:paragraph-rsid="000c5ba5"/>
    </style:style>
    <style:style style:name="P32" style:family="paragraph" style:parent-style-name="Text_20_body" style:list-style-name="WWNum3">
      <style:text-properties officeooo:rsid="00060a57" officeooo:paragraph-rsid="00060a57"/>
    </style:style>
    <style:style style:name="P33" style:family="paragraph" style:parent-style-name="pgbullet" style:list-style-name="WWNum2">
      <style:text-properties fo:font-weight="normal" officeooo:rsid="0014ee98" officeooo:paragraph-rsid="0014ee98" style:font-weight-asian="normal" style:font-weight-complex="normal"/>
    </style:style>
    <style:style style:name="P34" style:family="paragraph" style:parent-style-name="pgbullet" style:list-style-name="WWNum2">
      <style:text-properties officeooo:paragraph-rsid="0014ee98"/>
    </style:style>
    <style:style style:name="T1" style:family="text">
      <style:text-properties style:font-name="Wingdings"/>
    </style:style>
    <style:style style:name="T2" style:family="text">
      <style:text-properties fo:font-weight="normal" style:font-weight-asian="normal" style:font-weight-complex="normal"/>
    </style:style>
    <style:style style:name="T3" style:family="text">
      <style:text-properties fo:font-weight="normal" officeooo:rsid="00060a57" style:font-weight-asian="normal" style:font-weight-complex="normal"/>
    </style:style>
    <style:style style:name="T4" style:family="text">
      <style:text-properties fo:font-weight="normal" officeooo:rsid="00096af1" style:font-weight-asian="normal" style:font-weight-complex="normal"/>
    </style:style>
    <style:style style:name="T5" style:family="text">
      <style:text-properties fo:font-style="italic" fo:font-weight="bold" style:font-style-asian="italic" style:font-weight-asian="bold"/>
    </style:style>
    <style:style style:name="T6" style:family="text">
      <style:text-properties fo:font-style="italic" fo:font-weight="normal" style:font-style-asian="italic" style:font-weight-asian="normal" style:font-weight-complex="normal"/>
    </style:style>
    <style:style style:name="T7" style:family="text">
      <style:text-properties fo:font-style="italic" style:font-style-asian="italic"/>
    </style:style>
    <style:style style:name="T8" style:family="text">
      <style:text-properties fo:language="en" fo:country="GB"/>
    </style:style>
    <style:style style:name="T9" style:family="text">
      <style:text-properties fo:language="en" fo:country="GB" style:language-asian="en" style:country-asian="GB"/>
    </style:style>
    <style:style style:name="T10" style:family="text">
      <style:text-properties fo:language="en" fo:country="GB" fo:font-weight="normal" style:language-asian="en" style:country-asian="GB" style:font-weight-asian="normal" style:font-weight-complex="normal"/>
    </style:style>
    <style:style style:name="T11" style:family="text">
      <style:text-properties officeooo:rsid="00060a57"/>
    </style:style>
    <style:style style:name="T12" style:family="text">
      <style:text-properties style:text-position="0% 100%"/>
    </style:style>
    <style:style style:name="T13" style:family="text">
      <style:text-properties style:text-position="0% 100%" fo:font-weight="normal" officeooo:rsid="00096af1" style:font-weight-asian="normal" style:font-weight-complex="normal"/>
    </style:style>
    <style:style style:name="T14" style:family="text">
      <style:text-properties style:text-position="0% 100%" officeooo:rsid="00120367"/>
    </style:style>
    <style:style style:name="T15" style:family="text">
      <style:text-properties officeooo:rsid="00079bec"/>
    </style:style>
    <style:style style:name="T16" style:family="text">
      <style:text-properties officeooo:rsid="000e8dcf"/>
    </style:style>
    <style:style style:name="T17" style:family="text">
      <style:text-properties officeooo:rsid="00120367"/>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font-name="Cambria" fo:font-size="11pt" style:font-size-asian="11pt" style:font-size-complex="11pt"/>
    </style:style>
    <style:style style:name="T20" style:family="text">
      <style:text-properties style:font-name="Cambria" fo:font-size="11pt" fo:font-style="italic" style:font-size-asian="11pt" style:font-style-asian="italic" style:font-size-complex="11pt"/>
    </style:style>
    <style:style style:name="T21" style:family="text">
      <style:text-properties style:font-name="Symbol" fo:font-size="11pt" fo:font-style="italic" style:font-size-asian="11pt" style:font-style-asian="italic"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8">General structure of the report</text:span></text:p>
      <text:p text:style-name="P21">Sections and subsections need to be numbered</text:p>
      <text:p text:style-name="P21">Use Hardvard referencing system (APA format)</text:p>
      <text:p text:style-name="P21">Recommended order:</text:p>
      <text:list xml:id="list3510115722279183559" text:style-name="WWNum2">
        <text:list-item>
          <text:p text:style-name="P34"><text:span text:style-name="T19">Front Cover</text:span></text:p>
        </text:list-item>
        <text:list-item>
          <text:p text:style-name="P34"><text:span text:style-name="T19">Title Page</text:span></text:p>
        </text:list-item>
        <text:list-item>
          <text:p text:style-name="P34"><text:span text:style-name="T19">Abstract</text:span></text:p>
        </text:list-item>
        <text:list-item>
          <text:p text:style-name="P34"><text:span text:style-name="T19">Acknowledgements</text:span></text:p>
        </text:list-item>
        <text:list-item>
          <text:p text:style-name="P34"><text:span text:style-name="T19">Table of Contents</text:span></text:p>
        </text:list-item>
        <text:list-item>
          <text:p text:style-name="P34"><text:span text:style-name="T19">List of Figures (where applicable)</text:span></text:p>
        </text:list-item>
        <text:list-item>
          <text:p text:style-name="P34"><text:span text:style-name="T19">List of Tables (where applicable)</text:span></text:p>
        </text:list-item>
        <text:list-item>
          <text:p text:style-name="P34"><text:span text:style-name="T19">List of Acronyms</text:span></text:p>
        </text:list-item>
        <text:list-item>
          <text:p text:style-name="P34"><text:span text:style-name="T19">THE REPORT ITSELF</text:span></text:p>
        </text:list-item>
        <text:list-item>
          <text:p text:style-name="P34"><text:span text:style-name="T19">References (&amp; Bibliography)</text:span></text:p>
        </text:list-item>
        <text:list-item>
          <text:p text:style-name="P34"><text:span text:style-name="T19">Appendices</text:span></text:p>
        </text:list-item>
        <text:list-item>
          <text:p text:style-name="P33"><text:span text:style-name="T19">Back Cover</text:span></text:p>
        </text:list-item>
      </text:list>
      <text:p text:style-name="P21">Work needs to be copyrighted: <text:span text:style-name="T20">Copyright </text:span><text:span text:style-name="T21"></text:span><text:span text:style-name="T20"> 20xx De Montfort University. All rights reserved.</text:span></text:p>
      <text:p text:style-name="P21"><text:span text:style-name="T20"/></text:p>
      <text:p text:style-name="P1">Abstract</text:p>
      <text:p text:style-name="P1">Introduction</text:p>
      <text:list xml:id="list1787717130408670969" text:style-name="WWNum3">
        <text:list-item>
          <text:p text:style-name="P10">resurgence of machine learning thanks to massive parallel processing (GPGPU) to form Deep Learning</text:p>
        </text:list-item>
        <text:list-item>
          <text:p text:style-name="P10">importance of visual input in how humans interact with the world</text:p>
        </text:list-item>
        <text:list-item>
          <text:p text:style-name="P10">Convolutional neural networks to process images and detect features</text:p>
          <text:list>
            <text:list-item>
              <text:p text:style-name="P11">discuss feature extraction techniques <text:reference-mark-start text:name="ADDIN CSL_CITATION {&quot;schema&quot;: &quot;https://github.com/citation-style-language/schema/raw/master/csl-citation.json&quot;, &quot;mendeley&quot;: {&quot;formattedCitation&quot;: &quot;[1]&quot;, &quot;previouslyFormattedCitation&quot;: &quot;[1]&quot;, &quot;plainTextFormattedCitation&quot;: &quot;[1]&quot;}, &quot;properties&quot;: {&quot;noteIndex&quot;: 0}, &quot;citationItems&quot;: [{&quot;id&quot;: &quot;ITEM-1&quot;, &quot;uris&quot;: [&quot;http://www.mendeley.com/documents/?uuid=81b048bf-d623-4c68-bbcf-4f82975f4232&quot;], &quot;itemData&quot;: {&quot;title&quot;: &quot;A survey of dimension reduction techniques&quot;, &quot;volume&quot;: &quot;18&quot;, &quot;id&quot;: &quot;ITEM-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ssued&quot;: {&quot;date-parts&quot;: [[&quot;2002&quot;]]}, &quot;DOI&quot;: &quot;10.2172/15002155&quot;, &quot;type&quot;: &quot;article-journal&quot;, &quot;issue&quot;: &quot;1&quot;, &quot;container-title&quot;: &quot;Library&quot;, &quot;page&quot;: &quot;1-18&quot;, &quot;author&quot;: [{&quot;given&quot;: &quot;Imola K&quot;, &quot;non-dropping-particle&quot;: &quot;&quot;, &quot;parse-names&quot;: false, &quot;suffix&quot;: &quot;&quot;, &quot;dropping-particle&quot;: &quot;&quot;, &quot;family&quot;: &quot;Fodor&quot;}]}}]} RNDLDu7hx9sWw"/><text:span text:style-name="T12">[1]</text:span><text:reference-mark-end text:name="ADDIN CSL_CITATION {&quot;schema&quot;: &quot;https://github.com/citation-style-language/schema/raw/master/csl-citation.json&quot;, &quot;mendeley&quot;: {&quot;formattedCitation&quot;: &quot;[1]&quot;, &quot;previouslyFormattedCitation&quot;: &quot;[1]&quot;, &quot;plainTextFormattedCitation&quot;: &quot;[1]&quot;}, &quot;properties&quot;: {&quot;noteIndex&quot;: 0}, &quot;citationItems&quot;: [{&quot;id&quot;: &quot;ITEM-1&quot;, &quot;uris&quot;: [&quot;http://www.mendeley.com/documents/?uuid=81b048bf-d623-4c68-bbcf-4f82975f4232&quot;], &quot;itemData&quot;: {&quot;title&quot;: &quot;A survey of dimension reduction techniques&quot;, &quot;volume&quot;: &quot;18&quot;, &quot;id&quot;: &quot;ITEM-1&quot;, &quot;abstract&quot;: &quot;This paper, we assume that we have n observations, each being a realization of the p- dimensional random variable x = (x 1 , . . . , x p with mean E(x) = = 1 , . . . , p and covariance matrix E(x )(x = pp . We denote such an observation matrix by X = i,j : 1 p, 1 n. If i and i = (i,i) denote the mean and the standard deviation of the ith random variable, respectively, then we will often standardize the observations x i,j by (x i,j i i , where i = x i = 1/n j=1 x i,j , and i = 1/n j=1 (x i,j x i&quot;, &quot;issued&quot;: {&quot;date-parts&quot;: [[&quot;2002&quot;]]}, &quot;DOI&quot;: &quot;10.2172/15002155&quot;, &quot;type&quot;: &quot;article-journal&quot;, &quot;issue&quot;: &quot;1&quot;, &quot;container-title&quot;: &quot;Library&quot;, &quot;page&quot;: &quot;1-18&quot;, &quot;author&quot;: [{&quot;given&quot;: &quot;Imola K&quot;, &quot;non-dropping-particle&quot;: &quot;&quot;, &quot;parse-names&quot;: false, &quot;suffix&quot;: &quot;&quot;, &quot;dropping-particle&quot;: &quot;&quot;, &quot;family&quot;: &quot;Fodor&quot;}]}}]} RNDLDu7hx9sWw"/>⁠</text:p>
            </text:list-item>
            <text:list-item>
              <text:p text:style-name="P11">feature evolutio<text:span text:style-name="T17">n </text:span><text:reference-mark-start text:name="ADDIN CSL_CITATION {&quot;schema&quot;: &quot;https://github.com/citation-style-language/schema/raw/master/csl-citation.json&quot;, &quot;mendeley&quot;: {&quot;formattedCitation&quot;: &quot;[2]&quot;, &quot;previouslyFormattedCitation&quot;: &quot;[2]&quot;, &quot;plainTextFormattedCitation&quot;: &quot;[2]&quot;}, &quot;properties&quot;: {&quot;noteIndex&quot;: 0}, &quot;citationItems&quot;: [{&quot;id&quot;: &quot;ITEM-1&quot;, &quot;uris&quot;: [&quot;http://www.mendeley.com/documents/?uuid=bbee84cf-89b6-4724-9b77-cb533b2ca021&quot;], &quot;itemData&quot;: {&quot;title&quot;: &quot;Evolving deep unsupervised convolutional networks for vision-based reinforcement learning&quot;, &quot;type&quot;: &quot;article-journal&quot;, &quot;id&quot;: &quot;ITEM-1&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ssued&quot;: {&quot;date-parts&quot;: [[&quot;2014&quot;]]}, &quot;DOI&quot;: &quot;10.1145/2576768.2598358&quot;, &quot;ISBN&quot;: &quot;9781450326629&quot;, &quot;page&quot;: &quot;541-548&quot;, &quot;container-title&quot;: &quot;Proceedings of the 2014 conference on Genetic and evolutionary computation - GECCO '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author&quot;: [{&quot;given&quot;: &quot;Jan&quot;, &quot;non-dropping-particle&quot;: &quot;&quot;, &quot;parse-names&quot;: false, &quot;suffix&quot;: &quot;&quot;, &quot;dropping-particle&quot;: &quot;&quot;, &quot;family&quot;: &quot;Koutn\u00edk&quot;}, {&quot;given&quot;: &quot;J\u00fcrgen&quot;, &quot;non-dropping-particle&quot;: &quot;&quot;, &quot;parse-names&quot;: false, &quot;suffix&quot;: &quot;&quot;, &quot;dropping-particle&quot;: &quot;&quot;, &quot;family&quot;: &quot;Schmidhuber&quot;}, {&quot;given&quot;: &quot;Faustino&quot;, &quot;non-dropping-particle&quot;: &quot;&quot;, &quot;parse-names&quot;: false, &quot;suffix&quot;: &quot;&quot;, &quot;dropping-particle&quot;: &quot;&quot;, &quot;family&quot;: &quot;Gomez&quot;}]}}]} RNDTFgiVBswNj"/><text:span text:style-name="T14">[2]</text:span><text:reference-mark-end text:name="ADDIN CSL_CITATION {&quot;schema&quot;: &quot;https://github.com/citation-style-language/schema/raw/master/csl-citation.json&quot;, &quot;mendeley&quot;: {&quot;formattedCitation&quot;: &quot;[2]&quot;, &quot;previouslyFormattedCitation&quot;: &quot;[2]&quot;, &quot;plainTextFormattedCitation&quot;: &quot;[2]&quot;}, &quot;properties&quot;: {&quot;noteIndex&quot;: 0}, &quot;citationItems&quot;: [{&quot;id&quot;: &quot;ITEM-1&quot;, &quot;uris&quot;: [&quot;http://www.mendeley.com/documents/?uuid=bbee84cf-89b6-4724-9b77-cb533b2ca021&quot;], &quot;itemData&quot;: {&quot;title&quot;: &quot;Evolving deep unsupervised convolutional networks for vision-based reinforcement learning&quot;, &quot;type&quot;: &quot;article-journal&quot;, &quot;id&quot;: &quot;ITEM-1&quot;, &quot;abstract&quot;: &quot;Dealing with high-dimensional input spaces, like visual in- put, is a challenging task for reinforcement learning (RL). Neuroevolution (NE), used for continuous RL problems, has to either reduce the problem dimensionality by (1) compress- ing the representation of the neural network controllers or (2) employing a pre-processor (compressor) that transforms the high-dimensional raw inputs into low-dimensional fea- tures. In this paper, we are able to evolve extremely small re- current neural network (RNN) controllers for a task that pre- viously required networks with over a million weights. The high-dimensional visual input, which the controller would normally receive, is first transformed into a compact fea- ture vector through a deep, max-pooling convolutional neu- ral network (MPCNN). Both the MPCNN preprocessor and the RNN controller are evolved successfully to control a car in the TORCS racing simulator using only visual input. This is the first use of deep learning in the context evolutionary RL.&quot;, &quot;issued&quot;: {&quot;date-parts&quot;: [[&quot;2014&quot;]]}, &quot;DOI&quot;: &quot;10.1145/2576768.2598358&quot;, &quot;ISBN&quot;: &quot;9781450326629&quot;, &quot;page&quot;: &quot;541-548&quot;, &quot;container-title&quot;: &quot;Proceedings of the 2014 conference on Genetic and evolutionary computation - GECCO '14&quot;, &quot;note&quot;: &quot;* Using CNN to compress info from saturation image\n* MaxPoolingCNN converts image to 3 dimension feature vector\n* Fed then to a recurrent ANN\n* Both network weight's evolved (not topology)\n* OK performance, but not good (tracks tested are simple and similar)&quot;, &quot;author&quot;: [{&quot;given&quot;: &quot;Jan&quot;, &quot;non-dropping-particle&quot;: &quot;&quot;, &quot;parse-names&quot;: false, &quot;suffix&quot;: &quot;&quot;, &quot;dropping-particle&quot;: &quot;&quot;, &quot;family&quot;: &quot;Koutn\u00edk&quot;}, {&quot;given&quot;: &quot;J\u00fcrgen&quot;, &quot;non-dropping-particle&quot;: &quot;&quot;, &quot;parse-names&quot;: false, &quot;suffix&quot;: &quot;&quot;, &quot;dropping-particle&quot;: &quot;&quot;, &quot;family&quot;: &quot;Schmidhuber&quot;}, {&quot;given&quot;: &quot;Faustino&quot;, &quot;non-dropping-particle&quot;: &quot;&quot;, &quot;parse-names&quot;: false, &quot;suffix&quot;: &quot;&quot;, &quot;dropping-particle&quot;: &quot;&quot;, &quot;family&quot;: &quot;Gomez&quot;}]}}]} RNDTFgiVBswNj"/><text:span text:style-name="T17">⁠</text:span>⁠</text:p>
            </text:list-item>
            <text:list-item>
              <text:p text:style-name="P12">genetic algotihms for feature extraction <text:reference-mark-start text:name="ADDIN CSL_CITATION {&quot;schema&quot;: &quot;https://github.com/citation-style-language/schema/raw/master/csl-citation.json&quot;, &quot;mendeley&quot;: {&quot;formattedCitation&quot;: &quot;[3]&quot;, &quot;plainTextFormattedCitation&quot;: &quot;[3]&quot;}, &quot;properties&quot;: {&quot;noteIndex&quot;: 0}, &quot;citationItems&quot;: [{&quot;id&quot;: &quot;ITEM-1&quot;, &quot;uris&quot;: [&quot;http://www.mendeley.com/documents/?uuid=5b88e9ad-0c26-44db-83af-ab0c20e6040d&quot;], &quot;itemData&quot;: {&quot;ISSN&quot;: &quot;0018-9200&quot;, &quot;id&quot;: &quot;ITEM-1&quot;, &quot;ISBN&quot;: &quot;1063-6536&quot;, &quot;page&quot;: &quot;472-480&quot;, &quot;volume&quot;: &quot;4&quot;, &quot;DOI&quot;: &quot;10.1109/TCST.2011.2171964&quot;, &quot;title&quot;: &quot;Brief Papers _______________________________________________________________________________&quot;, &quot;author&quot;: [{&quot;given&quot;: &quot;Hui&quot;, &quot;non-dropping-particle&quot;: &quot;&quot;, &quot;parse-names&quot;: false, &quot;suffix&quot;: &quot;&quot;, &quot;dropping-particle&quot;: &quot;&quot;, &quot;family&quot;: &quot;Zhang&quot;}, {&quot;given&quot;: &quot;Pinaki&quot;, &quot;non-dropping-particle&quot;: &quot;&quot;, &quot;parse-names&quot;: false, &quot;suffix&quot;: &quot;&quot;, &quot;dropping-particle&quot;: &quot;&quot;, &quot;family&quot;: &quot;Mazumder&quot;}, {&quot;given&quot;: &quot;Li&quot;, &quot;non-dropping-particle&quot;: &quot;&quot;, &quot;parse-names&quot;: false, &quot;suffix&quot;: &quot;&quot;, &quot;dropping-particle&quot;: &quot;&quot;, &quot;family&quot;: &quot;Ding&quot;}, {&quot;given&quot;: &quot;Kyounghoon&quot;, &quot;non-dropping-particle&quot;: &quot;&quot;, &quot;parse-names&quot;: false, &quot;suffix&quot;: &quot;&quot;, &quot;dropping-particle&quot;: &quot;&quot;, &quot;family&quot;: &quot;Yang&quot;}], &quot;type&quot;: &quot;article-journal&quot;, &quot;issued&quot;: {&quot;date-parts&quot;: [[&quot;2005&quot;]]}, &quot;issue&quot;: &quot;4&quot;, &quot;container-title&quot;: &quot;Read&quot;, &quot;PMID&quot;: &quot;16653888&quot;}}]} RND63Sewi3sPl"/><text:span text:style-name="T12">[3]</text:span><text:reference-mark-end text:name="ADDIN CSL_CITATION {&quot;schema&quot;: &quot;https://github.com/citation-style-language/schema/raw/master/csl-citation.json&quot;, &quot;mendeley&quot;: {&quot;formattedCitation&quot;: &quot;[3]&quot;, &quot;plainTextFormattedCitation&quot;: &quot;[3]&quot;}, &quot;properties&quot;: {&quot;noteIndex&quot;: 0}, &quot;citationItems&quot;: [{&quot;id&quot;: &quot;ITEM-1&quot;, &quot;uris&quot;: [&quot;http://www.mendeley.com/documents/?uuid=5b88e9ad-0c26-44db-83af-ab0c20e6040d&quot;], &quot;itemData&quot;: {&quot;ISSN&quot;: &quot;0018-9200&quot;, &quot;id&quot;: &quot;ITEM-1&quot;, &quot;ISBN&quot;: &quot;1063-6536&quot;, &quot;page&quot;: &quot;472-480&quot;, &quot;volume&quot;: &quot;4&quot;, &quot;DOI&quot;: &quot;10.1109/TCST.2011.2171964&quot;, &quot;title&quot;: &quot;Brief Papers _______________________________________________________________________________&quot;, &quot;author&quot;: [{&quot;given&quot;: &quot;Hui&quot;, &quot;non-dropping-particle&quot;: &quot;&quot;, &quot;parse-names&quot;: false, &quot;suffix&quot;: &quot;&quot;, &quot;dropping-particle&quot;: &quot;&quot;, &quot;family&quot;: &quot;Zhang&quot;}, {&quot;given&quot;: &quot;Pinaki&quot;, &quot;non-dropping-particle&quot;: &quot;&quot;, &quot;parse-names&quot;: false, &quot;suffix&quot;: &quot;&quot;, &quot;dropping-particle&quot;: &quot;&quot;, &quot;family&quot;: &quot;Mazumder&quot;}, {&quot;given&quot;: &quot;Li&quot;, &quot;non-dropping-particle&quot;: &quot;&quot;, &quot;parse-names&quot;: false, &quot;suffix&quot;: &quot;&quot;, &quot;dropping-particle&quot;: &quot;&quot;, &quot;family&quot;: &quot;Ding&quot;}, {&quot;given&quot;: &quot;Kyounghoon&quot;, &quot;non-dropping-particle&quot;: &quot;&quot;, &quot;parse-names&quot;: false, &quot;suffix&quot;: &quot;&quot;, &quot;dropping-particle&quot;: &quot;&quot;, &quot;family&quot;: &quot;Yang&quot;}], &quot;type&quot;: &quot;article-journal&quot;, &quot;issued&quot;: {&quot;date-parts&quot;: [[&quot;2005&quot;]]}, &quot;issue&quot;: &quot;4&quot;, &quot;container-title&quot;: &quot;Read&quot;, &quot;PMID&quot;: &quot;16653888&quot;}}]} RND63Sewi3sPl"/>⁠</text:p>
            </text:list-item>
            <text:list-item>
              <text:p text:style-name="P12">feature selection (choosing the ones that lead to better classifications whilst discarting the others) vs feature extraction (transforming the original set of features to new ones)</text:p>
            </text:list-item>
            <text:list-item>
              <text:p text:style-name="P13">Most feature selection or extraction tie the process with classification. Not particularly suited for our purposes (we do not know how to classify images)</text:p>
            </text:list-item>
          </text:list>
        </text:list-item>
        <text:list-item>
          <text:p text:style-name="P10">Problem statement: CNNs not have been widely used in continuous decision spaces. Training and optimising CNNs is complex and requires massive amounts of data -supervised. Could evolutionary strategies aid in the optimisation of CNNs for real time decision making?</text:p>
        </text:list-item>
        <text:list-item>
          <text:p text:style-name="P10"><text:soft-page-break/>Overview of unsupervised training methods for deep learning → Reinforcement learning, Deep Q-network</text:p>
        </text:list-item>
        <text:list-item>
          <text:p text:style-name="P10">Overview of evolutionary strategies and algorithms → genetic algorithms, NEAT, Hyper-NEAT / ES-Hyper-NEAT</text:p>
        </text:list-item>
        <text:list-item>
          <text:p text:style-name="P10">Talk about RL policy search (EA, fitness based) vs value function search (TD, tune from examples) </text:p>
        </text:list-item>
        <text:list-item>
          <text:p text:style-name="P14">FS_NEAT as an attempt to do automatic feature selection from a set of inputs <text:reference-mark-start text:name="ADDIN CSL_CITATION {&quot;schema&quot;: &quot;https://github.com/citation-style-language/schema/raw/master/csl-citation.json&quot;, &quot;mendeley&quot;: {&quot;formattedCitation&quot;: &quot;[4]&quot;, &quot;previouslyFormattedCitation&quot;: &quot;[3]&quot;, &quot;plainTextFormattedCitation&quot;: &quot;[4]&quot;}, &quot;properties&quot;: {&quot;noteIndex&quot;: 0}, &quot;citationItems&quot;: [{&quot;id&quot;: &quot;ITEM-1&quot;, &quot;uris&quot;: [&quot;http://www.mendeley.com/documents/?uuid=f5de3d30-57a1-4521-9cda-f1bd9a2eb346&quot;], &quot;itemData&quot;: {&quot;title&quot;: &quot;Automatic Feature Selection in Neuroevolution&quot;, &quot;id&quot;: &quot;ITEM-1&quot;, &quot;ISBN&quot;: &quot;1595930108&quot;, &quot;issued&quot;: {&quot;date-parts&quot;: [[&quot;2005&quot;]]}, &quot;DOI&quot;: &quot;10.1145/1068009.1068210&quot;, &quot;type&quot;: &quot;article-journal&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author&quot;: [{&quot;given&quot;: &quot;Shimon&quot;, &quot;non-dropping-particle&quot;: &quot;&quot;, &quot;parse-names&quot;: false, &quot;suffix&quot;: &quot;&quot;, &quot;dropping-particle&quot;: &quot;&quot;, &quot;family&quot;: &quot;Whiteson&quot;}, {&quot;given&quot;: &quot;Peter&quot;, &quot;non-dropping-particle&quot;: &quot;&quot;, &quot;parse-names&quot;: false, &quot;suffix&quot;: &quot;&quot;, &quot;dropping-particle&quot;: &quot;&quot;, &quot;family&quot;: &quot;Stone&quot;}, {&quot;given&quot;: &quot;Kenneth Owen&quot;, &quot;non-dropping-particle&quot;: &quot;&quot;, &quot;parse-names&quot;: false, &quot;suffix&quot;: &quot;&quot;, &quot;dropping-particle&quot;: &quot;&quot;, &quot;family&quot;: &quot;Stanley&quot;}, {&quot;given&quot;: &quot;Risto&quot;, &quot;non-dropping-particle&quot;: &quot;&quot;, &quot;parse-names&quot;: false, &quot;suffix&quot;: &quot;&quot;, &quot;dropping-particle&quot;: &quot;&quot;, &quot;family&quot;: &quot;Miikkulainen&quot;}, {&quot;given&quot;: &quot;Nate&quot;, &quot;non-dropping-particle&quot;: &quot;&quot;, &quot;parse-names&quot;: false, &quot;suffix&quot;: &quot;&quot;, &quot;dropping-particle&quot;: &quot;&quot;, &quot;family&quot;: &quot;Kohl&quot;}]}}]} RNDHlzCsh92Zg"/><text:span text:style-name="T12">[4]</text:span><text:reference-mark-end text:name="ADDIN CSL_CITATION {&quot;schema&quot;: &quot;https://github.com/citation-style-language/schema/raw/master/csl-citation.json&quot;, &quot;mendeley&quot;: {&quot;formattedCitation&quot;: &quot;[4]&quot;, &quot;previouslyFormattedCitation&quot;: &quot;[3]&quot;, &quot;plainTextFormattedCitation&quot;: &quot;[4]&quot;}, &quot;properties&quot;: {&quot;noteIndex&quot;: 0}, &quot;citationItems&quot;: [{&quot;id&quot;: &quot;ITEM-1&quot;, &quot;uris&quot;: [&quot;http://www.mendeley.com/documents/?uuid=f5de3d30-57a1-4521-9cda-f1bd9a2eb346&quot;], &quot;itemData&quot;: {&quot;title&quot;: &quot;Automatic Feature Selection in Neuroevolution&quot;, &quot;id&quot;: &quot;ITEM-1&quot;, &quot;ISBN&quot;: &quot;1595930108&quot;, &quot;issued&quot;: {&quot;date-parts&quot;: [[&quot;2005&quot;]]}, &quot;DOI&quot;: &quot;10.1145/1068009.1068210&quot;, &quot;type&quot;: &quot;article-journal&quot;, &quot;issue&quot;: &quot;June&quot;, &quot;container-title&quot;: &quot;Proceedings of the 2005 conference on Genetic and evolutionary computation - GECCO '05&quot;, &quot;page&quot;: &quot;1225&quot;, &quot;note&quot;: &quot;-feature selection can be done by human experts. But in domains where this is not possible, it needs to be automated\n-two types: filters (analyse the data, works in supervised learning) and wrappers (testing features in the learning algorithm and observing performance, more suitable for RL)&quot;, &quot;author&quot;: [{&quot;given&quot;: &quot;Shimon&quot;, &quot;non-dropping-particle&quot;: &quot;&quot;, &quot;parse-names&quot;: false, &quot;suffix&quot;: &quot;&quot;, &quot;dropping-particle&quot;: &quot;&quot;, &quot;family&quot;: &quot;Whiteson&quot;}, {&quot;given&quot;: &quot;Peter&quot;, &quot;non-dropping-particle&quot;: &quot;&quot;, &quot;parse-names&quot;: false, &quot;suffix&quot;: &quot;&quot;, &quot;dropping-particle&quot;: &quot;&quot;, &quot;family&quot;: &quot;Stone&quot;}, {&quot;given&quot;: &quot;Kenneth Owen&quot;, &quot;non-dropping-particle&quot;: &quot;&quot;, &quot;parse-names&quot;: false, &quot;suffix&quot;: &quot;&quot;, &quot;dropping-particle&quot;: &quot;&quot;, &quot;family&quot;: &quot;Stanley&quot;}, {&quot;given&quot;: &quot;Risto&quot;, &quot;non-dropping-particle&quot;: &quot;&quot;, &quot;parse-names&quot;: false, &quot;suffix&quot;: &quot;&quot;, &quot;dropping-particle&quot;: &quot;&quot;, &quot;family&quot;: &quot;Miikkulainen&quot;}, {&quot;given&quot;: &quot;Nate&quot;, &quot;non-dropping-particle&quot;: &quot;&quot;, &quot;parse-names&quot;: false, &quot;suffix&quot;: &quot;&quot;, &quot;dropping-particle&quot;: &quot;&quot;, &quot;family&quot;: &quot;Kohl&quot;}]}}]} RNDHlzCsh92Zg"/>⁠</text:p>
        </text:list-item>
        <text:list-item>
          <text:p text:style-name="P29">EA as an effective tool for RL tasks (Evolutionary computation for RL for reasons); <text:span text:style-name="T11">basis for evolutionary algorithms in RL from that work and EA for RL.</text:span></text:p>
        </text:list-item>
        <text:list-item>
          <text:p text:style-name="P30">NEAT+Q approach in <text:reference-mark-start text:name="ADDIN CSL_CITATION {&quot;schema&quot;: &quot;https://github.com/citation-style-language/schema/raw/master/csl-citation.json&quot;, &quot;mendeley&quot;: {&quot;formattedCitation&quot;: &quot;[5]&quot;, &quot;previouslyFormattedCitation&quot;: &quot;[4]&quot;, &quot;plainTextFormattedCitation&quot;: &quot;[5]&quot;}, &quot;properties&quot;: {&quot;noteIndex&quot;: 0}, &quot;citationItems&quot;: [{&quot;id&quot;: &quot;ITEM-1&quot;, &quot;uris&quot;: [&quot;http://www.mendeley.com/documents/?uuid=4bb02d2b-ce73-4ee4-a8d5-ee36b6a62122&quot;], &quot;itemData&quot;: {&quot;ISSN&quot;: &quot;15324435&quot;, &quot;id&quot;: &quot;ITEM-1&quot;, &quot;ISBN&quot;: &quot;0000000000000&quot;, &quot;volume&quot;: &quot;7&quot;, &quot;author&quot;: [{&quot;given&quot;: &quot;Shimon&quot;, &quot;non-dropping-particle&quot;: &quot;&quot;, &quot;parse-names&quot;: false, &quot;suffix&quot;: &quot;&quot;, &quot;dropping-particle&quot;: &quot;&quot;, &quot;family&quot;: &quot;Whiteson&quot;}, {&quot;given&quot;: &quot;Peter&quot;, &quot;non-dropping-particle&quot;: &quot;&quot;, &quot;parse-names&quot;: false, &quot;suffix&quot;: &quot;&quot;, &quot;dropping-particle&quot;: &quot;&quot;, &quot;family&quot;: &quot;Stone&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d&quot;: {&quot;date-parts&quot;: [[&quot;2006&quot;]]}, &quot;type&quot;: &quot;book&quot;, &quot;issue&quot;: &quot;AI05-320&quot;, &quot;container-title&quot;: &quot;Journal of Machine Learning Research&quot;, &quot;number-of-pages&quot;: &quot;877-917&quot;}}]} RNDy3vflRqeOD"/><text:span text:style-name="T12">[5]</text:span><text:reference-mark-end text:name="ADDIN CSL_CITATION {&quot;schema&quot;: &quot;https://github.com/citation-style-language/schema/raw/master/csl-citation.json&quot;, &quot;mendeley&quot;: {&quot;formattedCitation&quot;: &quot;[5]&quot;, &quot;previouslyFormattedCitation&quot;: &quot;[4]&quot;, &quot;plainTextFormattedCitation&quot;: &quot;[5]&quot;}, &quot;properties&quot;: {&quot;noteIndex&quot;: 0}, &quot;citationItems&quot;: [{&quot;id&quot;: &quot;ITEM-1&quot;, &quot;uris&quot;: [&quot;http://www.mendeley.com/documents/?uuid=4bb02d2b-ce73-4ee4-a8d5-ee36b6a62122&quot;], &quot;itemData&quot;: {&quot;ISSN&quot;: &quot;15324435&quot;, &quot;id&quot;: &quot;ITEM-1&quot;, &quot;ISBN&quot;: &quot;0000000000000&quot;, &quot;volume&quot;: &quot;7&quot;, &quot;author&quot;: [{&quot;given&quot;: &quot;Shimon&quot;, &quot;non-dropping-particle&quot;: &quot;&quot;, &quot;parse-names&quot;: false, &quot;suffix&quot;: &quot;&quot;, &quot;dropping-particle&quot;: &quot;&quot;, &quot;family&quot;: &quot;Whiteson&quot;}, {&quot;given&quot;: &quot;Peter&quot;, &quot;non-dropping-particle&quot;: &quot;&quot;, &quot;parse-names&quot;: false, &quot;suffix&quot;: &quot;&quot;, &quot;dropping-particle&quot;: &quot;&quot;, &quot;family&quot;: &quot;Stone&quot;}], &quot;title&quot;: &quot;Evolutionary Function Approximation for Reinforcement Learning&quot;, &quot;abstract&quot;: &quot;Temporal difference methods are theoretically grounded and empirically effective methods for addressing reinforcement learning problems. In most real-world reinforcement learning tasks, TD methods require a function approximator to represent the value function. However, using function approximators requires manually making crucial representational decisions. This paper investigates evolutionary function approximation, a novel approach to automatically selecting function approximator representations that enable efficient individual learning. This method evolves individuals that are better able to learn. We present a fully implemented instantiation of evolutionary function approximation which combines NEAT, a neuroevolutionary optimization technique, with Q-learning, a popular TD method. The resulting NEAT+Q algorithm automatically discovers effective representations for neural network function approximators. This paper also presents on-line evolutionary computation, which improves the on-line performance of evolutionary computation by borrowing selection mechanisms used in TD methods to choose individual actions and using them in evolutionary computation to select policies for evaluation. We evaluate these contributions with extended empirical studies in two domains: 1) the mountain car task, a standard reinforcement learning benchmark on which neural network function approximators have previously performed poorly and 2) server job scheduling, a large probabilistic domain drawn from the field of autonomic computing. The results demonstrate that evolutionary function approximation can significantly improve the performance of TD methods and on-line evolutionary computation can significantly improve evolutionary methods. This paper also presents additional tests that offer insight into what factors can make neural network function approximation difficult in practice.&quot;, &quot;note&quot;: &quot;- Evolving value functions that are then evaluated on their ability to learn via TD\n- NEAT + Q-learning (NEAT+Q algorithm)\n- Two ways of incorporating learning to NEAT --&amp;gt; lamarckian (learning modifies genome) and darwinian (baldwin effect, evolution evolves structures that are prone to certain behaviours)\n- NEAT evolves the network structure that is used in a later TD phase to modify weights. The fitness of the network is then used to select those NEAT networks that learnt better\n- e-greedy approach to action selection (with e probability, select a random action to explore) vs softmax selection (use the estimation value for each action in the state as probability to choose that action -explores more often more promising actions. One way is using Boltzmann distribution)\n- Shows good resuts but it suffers from high sample complexity (each individual must be Q-learned at each generation); orders of magnitude slower than alternatives&quot;, &quot;issued&quot;: {&quot;date-parts&quot;: [[&quot;2006&quot;]]}, &quot;type&quot;: &quot;book&quot;, &quot;issue&quot;: &quot;AI05-320&quot;, &quot;container-title&quot;: &quot;Journal of Machine Learning Research&quot;, &quot;number-of-pages&quot;: &quot;877-917&quot;}}]} RNDy3vflRqeOD"/>⁠</text:p>
          <text:list>
            <text:list-item>
              <text:p text:style-name="P31">attempting online learning + evolutionary computation</text:p>
            </text:list-item>
            <text:list-item>
              <text:p text:style-name="P31">not really online, as the TD phase happens in set environments (not when the algorithm is being deployed)</text:p>
            </text:list-item>
            <text:list-item>
              <text:p text:style-name="P31"><text:bookmark-start text:name="__DdeLink__410_1963564878"/>e-greedy approach to action selection (with e probability, select a random action to explore) vs softmax selection (use the estimation value for each action in the state as probability to choose that action -explores more often more promising actions)<text:bookmark-end text:name="__DdeLink__410_1963564878"/></text:p>
            </text:list-item>
          </text:list>
        </text:list-item>
        <text:list-item>
          <text:p text:style-name="P29">Other neuroevolution of topologies methods: TWEANS (topology and weight evolving ANNS) 3 14 17 61 75</text:p>
          <text:list>
            <text:list-item>
              <text:p text:style-name="P29">An evolutionary algorithm that constructs recurrent Nns</text:p>
            </text:list-item>
            <text:list-item>
              <text:p text:style-name="P29">Neuroevolution: from architectures to learning</text:p>
            </text:list-item>
            <text:list-item>
              <text:p text:style-name="P29">Evolving artificial neural networks (Yao)</text:p>
            </text:list-item>
            <text:list-item>
              <text:p text:style-name="P32">Challenges of TWEANS: 1) competing conventions problem; <text:span text:style-name="T15">2) protection of innovation long enough</text:span> <text:reference-mark-start text:name="ADDIN CSL_CITATION {&quot;schema&quot;: &quot;https://github.com/citation-style-language/schema/raw/master/csl-citation.json&quot;, &quot;mendeley&quot;: {&quot;formattedCitation&quot;: &quot;[6]&quot;, &quot;previouslyFormattedCitation&quot;: &quot;[5]&quot;, &quot;plainTextFormattedCitation&quot;: &quot;[6]&quot;}, &quot;properties&quot;: {&quot;noteIndex&quot;: 0}, &quot;citationItems&quot;: [{&quot;id&quot;: &quot;ITEM-1&quot;, &quot;uris&quot;: [&quot;http://www.mendeley.com/documents/?uuid=5a0e40cb-e232-40df-a37d-2e7838be3ba7&quot;], &quot;itemData&quot;: {&quot;ISSN&quot;: &quot;1867-4534&quot;, &quot;id&quot;: &quot;ITEM-1&quot;, &quot;ISBN&quot;: &quot;978-3-642-27645-3&quot;, &quot;DOI&quot;: &quot;10.1007/978-3-642-27645-3_10&quot;, &quot;page&quot;: &quot;325-355&quot;, &quot;volume&quot;: &quot;12&quot;, &quot;author&quot;: [{&quot;given&quot;: &quot;Shimon&quot;, &quot;non-dropping-particle&quot;: &quot;&quot;, &quot;parse-names&quot;: false, &quot;suffix&quot;: &quot;&quot;, &quot;dropping-particle&quot;: &quot;&quot;, &quot;family&quot;: &quot;Whiteson&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d&quot;: {&quot;date-parts&quot;: [[&quot;2012&quot;]]}, &quot;type&quot;: &quot;article-journal&quot;, &quot;issue&quot;: &quot;c&quot;, &quot;container-title&quot;: &quot;Reinforcement Learning: State of the Art&quot;, &quot;PMID&quot;: &quot;11389459&quot;}}]} RNDNUHq8DYB5y"/><text:span text:style-name="T12">[6]</text:span><text:reference-mark-end text:name="ADDIN CSL_CITATION {&quot;schema&quot;: &quot;https://github.com/citation-style-language/schema/raw/master/csl-citation.json&quot;, &quot;mendeley&quot;: {&quot;formattedCitation&quot;: &quot;[6]&quot;, &quot;previouslyFormattedCitation&quot;: &quot;[5]&quot;, &quot;plainTextFormattedCitation&quot;: &quot;[6]&quot;}, &quot;properties&quot;: {&quot;noteIndex&quot;: 0}, &quot;citationItems&quot;: [{&quot;id&quot;: &quot;ITEM-1&quot;, &quot;uris&quot;: [&quot;http://www.mendeley.com/documents/?uuid=5a0e40cb-e232-40df-a37d-2e7838be3ba7&quot;], &quot;itemData&quot;: {&quot;ISSN&quot;: &quot;1867-4534&quot;, &quot;id&quot;: &quot;ITEM-1&quot;, &quot;ISBN&quot;: &quot;978-3-642-27645-3&quot;, &quot;DOI&quot;: &quot;10.1007/978-3-642-27645-3_10&quot;, &quot;page&quot;: &quot;325-355&quot;, &quot;volume&quot;: &quot;12&quot;, &quot;author&quot;: [{&quot;given&quot;: &quot;Shimon&quot;, &quot;non-dropping-particle&quot;: &quot;&quot;, &quot;parse-names&quot;: false, &quot;suffix&quot;: &quot;&quot;, &quot;dropping-particle&quot;: &quot;&quot;, &quot;family&quot;: &quot;Whiteson&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d&quot;: {&quot;date-parts&quot;: [[&quot;2012&quot;]]}, &quot;type&quot;: &quot;article-journal&quot;, &quot;issue&quot;: &quot;c&quot;, &quot;container-title&quot;: &quot;Reinforcement Learning: State of the Art&quot;, &quot;PMID&quot;: &quot;11389459&quot;}}]} RNDNUHq8DYB5y"/>⁠</text:p>
            </text:list-item>
          </text:list>
        </text:list-item>
      </text:list>
      <text:p text:style-name="P1">Task</text:p>
      <text:list xml:id="list2347641851820733727" text:style-name="WWNum5">
        <text:list-item>
          <text:p text:style-name="P15">ViZDoom framework, description of different scenarios</text:p>
        </text:list-item>
        <text:list-item>
          <text:p text:style-name="P15">Keras as a deep learning framework to use CNNs</text:p>
        </text:list-item>
      </text:list>
      <text:p text:style-name="P1">Approach</text:p>
      <text:list xml:id="list1415507304161726422" text:style-name="WWNum4">
        <text:list-item>
          <text:p text:style-name="P16">Using NEAT / Hyper-NEAT to evolve the topology and weight values of a CNN to solve various scenarios in ViZDoom</text:p>
        </text:list-item>
        <text:list-item>
          <text:p text:style-name="P16">Naive approach (direct NEAT) does not work → high dimensionality</text:p>
        </text:list-item>
        <text:list-item>
          <text:p text:style-name="P16">Dimensionality reduction by evolving a CNN that learns the most important features on an image (not compression)</text:p>
        </text:list-item>
        <text:list-item>
          <text:p text:style-name="P16"><text:soft-page-break/>From features, NEAT / Hyper-NEAT is used to evolve a controller on different scenarios</text:p>
        </text:list-item>
      </text:list>
      <text:p text:style-name="P1">Methodology</text:p>
      <text:list xml:id="list1308104712428633196" text:style-name="WWNum6">
        <text:list-item>
          <text:p text:style-name="P17">Custom genetic algorithm to evolve Feature Detector → best candidate is then passed on to the next stage</text:p>
          <text:list>
            <text:list-item>
              <text:p text:style-name="P17">EA for RL article as a basis to design it (phenotype-genotype mapping, mutation operators, EA as opposed to TD)</text:p>
            </text:list-item>
            <text:list-item>
              <text:p text:style-name="P17">Image set is selected to show a representative collection of situations on each scenario (enemy in different locations, all items...)</text:p>
            </text:list-item>
            <text:list-item>
              <text:p text:style-name="P17">Trained until convergence? (at the moment, 1000 generations)</text:p>
            </text:list-item>
            <text:list-item>
              <text:p text:style-name="P17">Phenotype-genotype mapping is done to conserve phenotype similarity to genotype similarity, suggested for optimal EA (Holland, 1975 in EA for RL)</text:p>
            </text:list-item>
          </text:list>
        </text:list-item>
        <text:list-item>
          <text:p text:style-name="P22"><text:span text:style-name="T2">NEAT / HyperNEAT then evolves the controller (input = features, output = actions; </text:span><text:span text:style-name="T3">action-selection network [Evolutionary Computation for RL] vs multi-output network</text:span><text:span text:style-name="T2">)</text:span></text:p>
          <text:list>
            <text:list-item>
              <text:p text:style-name="P17">To avoid memorising the scenario, sufficient randomness is introduced to the scenarios: custom (random position of the enemy), health gathering (initial position + random spawning of items), defend the centre (spawning of enemies is random), complex room (spawning of enemies), cig (spawning of enemies, initial player location). </text:p>
            </text:list-item>
            <text:list-item>
              <text:p text:style-name="P17">Individual fitness calculated over sufficient episodes depending on the scenario (if the initial location is random, more than one scenario)</text:p>
            </text:list-item>
            <text:list-item>
              <text:p text:style-name="P17">Partial rewards (shaping rewards) are used in each scenario to aid training (scenario-dependent) → tackling the credit assignment problem</text:p>
              <text:list>
                <text:list-item>
                  <text:p text:style-name="P17">Killing enemy, surviving time, picking up items</text:p>
                </text:list-item>
              </text:list>
            </text:list-item>
            <text:list-item>
              <text:p text:style-name="P17">Trained until convergence? At the moment, stopped when it slows down</text:p>
            </text:list-item>
          </text:list>
        </text:list-item>
        <text:list-item>
          <text:p text:style-name="P17">Testing final performance → scenario dependent, but average score over 100 episodes</text:p>
        </text:list-item>
      </text:list>
      <text:p text:style-name="P2">Experimentation (focus on only one weapon, Pistol); <text:span text:style-name="T16">Scenarios: custom, health gathering, defend centre, cig; enemy: cacodemon</text:span></text:p>
      <text:list xml:id="list1704499718192186796" text:style-name="WWNum7">
        <text:list-item>
          <text:p text:style-name="P18">Series of experiments to determine the influence of certain design factors</text:p>
        </text:list-item>
        <text:list-item>
          <text:p text:style-name="P18">Feature detector:</text:p>
          <text:list>
            <text:list-item>
              <text:p text:style-name="P18">Number of features (tie with controller experiments)</text:p>
            </text:list-item>
            <text:list-item>
              <text:p text:style-name="P18">Network architecture</text:p>
            </text:list-item>
            <text:list-item>
              <text:p text:style-name="P18">Size and nature of training image set (many random pics, selected few)</text:p>
            </text:list-item>
            <text:list-item>
              <text:p text:style-name="P18"><text:soft-page-break/>Evolution parameters (only if time allows it)</text:p>
            </text:list-item>
            <text:list-item>
              <text:p text:style-name="P18">Plot fitness (assumption, higher diversity gives higher discerning capabilities later on)</text:p>
            </text:list-item>
          </text:list>
        </text:list-item>
        <text:list-item>
          <text:p text:style-name="P18">Controller:</text:p>
          <text:list>
            <text:list-item>
              <text:p text:style-name="P18">Number of features (tie with FD experiments)</text:p>
            </text:list-item>
            <text:list-item>
              <text:p text:style-name="P18">Different shaping rewards (shooting_reward, poisoning over time)</text:p>
            </text:list-item>
            <text:list-item>
              <text:p text:style-name="P18">Number of states (1 vs 3 vs 5)</text:p>
            </text:list-item>
            <text:list-item>
              <text:p text:style-name="P18">NEAT vs ES-HyperNEAT</text:p>
            </text:list-item>
            <text:list-item>
              <text:p text:style-name="P18">Output nature: 1 action = 1 state vs 1 action/axis = 1 output unit</text:p>
            </text:list-item>
          </text:list>
        </text:list-item>
        <text:list-item>
          <text:p text:style-name="P18">Compare performance with:</text:p>
          <text:list>
            <text:list-item>
              <text:p text:style-name="P18">Supervised CNN</text:p>
            </text:list-item>
            <text:list-item>
              <text:p text:style-name="P19">RL CNN</text:p>
            </text:list-item>
          </text:list>
        </text:list-item>
      </text:list>
      <text:p text:style-name="P1">Discussion</text:p>
      <text:p text:style-name="P1">Conclusions and further work</text:p>
      <text:list xml:id="list8314669489972370743" text:style-name="WWNum8">
        <text:list-item>
          <text:p text:style-name="P20">Looking at co-evolution and distributed methods to evolve Fds and Controllers (Larranaga and Lozano, 2002; Hansen et al, 2003; Rubinstein and Kroese, 2004).</text:p>
        </text:list-item>
        <text:list-item>
          <text:p text:style-name="P20">Limitations of EA (EA for RL): online training, rarely visited states (sections of the genome that would react to them accummulate mutations as there is not evol pressure over them)</text:p>
        </text:list-item>
        <text:list-item>
          <text:p text:style-name="P23"><text:span text:style-name="T2">Using evolutionary function approximation (combination of EA and TD </text:span><text:reference-mark-start text:name="ADDIN CSL_CITATION {&quot;schema&quot;: &quot;https://github.com/citation-style-language/schema/raw/master/csl-citation.json&quot;, &quot;mendeley&quot;: {&quot;formattedCitation&quot;: &quot;[6]&quot;, &quot;previouslyFormattedCitation&quot;: &quot;[5]&quot;, &quot;plainTextFormattedCitation&quot;: &quot;[6]&quot;}, &quot;properties&quot;: {&quot;noteIndex&quot;: 0}, &quot;citationItems&quot;: [{&quot;id&quot;: &quot;ITEM-1&quot;, &quot;uris&quot;: [&quot;http://www.mendeley.com/documents/?uuid=5a0e40cb-e232-40df-a37d-2e7838be3ba7&quot;], &quot;itemData&quot;: {&quot;ISSN&quot;: &quot;1867-4534&quot;, &quot;id&quot;: &quot;ITEM-1&quot;, &quot;ISBN&quot;: &quot;978-3-642-27645-3&quot;, &quot;DOI&quot;: &quot;10.1007/978-3-642-27645-3_10&quot;, &quot;page&quot;: &quot;325-355&quot;, &quot;volume&quot;: &quot;12&quot;, &quot;author&quot;: [{&quot;given&quot;: &quot;Shimon&quot;, &quot;non-dropping-particle&quot;: &quot;&quot;, &quot;parse-names&quot;: false, &quot;suffix&quot;: &quot;&quot;, &quot;dropping-particle&quot;: &quot;&quot;, &quot;family&quot;: &quot;Whiteson&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d&quot;: {&quot;date-parts&quot;: [[&quot;2012&quot;]]}, &quot;type&quot;: &quot;article-journal&quot;, &quot;issue&quot;: &quot;c&quot;, &quot;container-title&quot;: &quot;Reinforcement Learning: State of the Art&quot;, &quot;PMID&quot;: &quot;11389459&quot;}}]} RNDxNjwZceieD"/><text:span text:style-name="T13">[6]</text:span><text:reference-mark-end text:name="ADDIN CSL_CITATION {&quot;schema&quot;: &quot;https://github.com/citation-style-language/schema/raw/master/csl-citation.json&quot;, &quot;mendeley&quot;: {&quot;formattedCitation&quot;: &quot;[6]&quot;, &quot;previouslyFormattedCitation&quot;: &quot;[5]&quot;, &quot;plainTextFormattedCitation&quot;: &quot;[6]&quot;}, &quot;properties&quot;: {&quot;noteIndex&quot;: 0}, &quot;citationItems&quot;: [{&quot;id&quot;: &quot;ITEM-1&quot;, &quot;uris&quot;: [&quot;http://www.mendeley.com/documents/?uuid=5a0e40cb-e232-40df-a37d-2e7838be3ba7&quot;], &quot;itemData&quot;: {&quot;ISSN&quot;: &quot;1867-4534&quot;, &quot;id&quot;: &quot;ITEM-1&quot;, &quot;ISBN&quot;: &quot;978-3-642-27645-3&quot;, &quot;DOI&quot;: &quot;10.1007/978-3-642-27645-3_10&quot;, &quot;page&quot;: &quot;325-355&quot;, &quot;volume&quot;: &quot;12&quot;, &quot;author&quot;: [{&quot;given&quot;: &quot;Shimon&quot;, &quot;non-dropping-particle&quot;: &quot;&quot;, &quot;parse-names&quot;: false, &quot;suffix&quot;: &quot;&quot;, &quot;dropping-particle&quot;: &quot;&quot;, &quot;family&quot;: &quot;Whiteson&quot;}], &quot;title&quot;: &quot;Evolutionary Computation for Reinforcement Learning&quot;, &quot;abstract&quot;: &quot;Algorithms for evolutionary computation, which simulate the process of natural selection to solve optimization problems, are an effective tool for discovering high-performing reinforcement-learning policies. Because they can automatically find good representations, handle continuous action spaces, and cope with partial observability, evolutionary reinforcement-learning approaches have a strong empirical track record, sometimes significantly outperforming temporal-difference methods. This chapter surveys research on the application of evolutionary computation to reinforcement learning, overviewing methods for evolving neural-network topologies and weights, hybrid methods that also use temporal-difference methods, coevolutionary methods for multi-agent settings, generative and developmental systems, and methods for on-line evolutionary reinforcement learning.&quot;, &quot;note&quot;: &quot;- EA as an effective tool for RL tasks for the following reasons: 1) can cope with partial observabilit; 2) can make it easier to find suitable representations for the agent's solution (only state-action required, not state-action value per action available); 3) simple way to solve problems with large / continuous action spaces\n- Action-selection networks (one output node per action, select the one with higher output)\n- Covariance matrix adaptation evolution strategy for NNs (CMA_neuroES) proven effective in RL\n- Challenges with TWEANS: 1) competing conventions; 2) protection of innovations long enough to optimize associated weights; 3) evolve minimal solutions.\n- How NEAT tackles those challenges: 1) innovation numbers to identify genes -which are then allowed to crossover; 2) speciation and boosting novel solutions, punishing old ones; 3) starting from extremely simple solutions (no hidden units)\n- Mixing EA and Temporal difference: 1) evolutionary function approximation uses NEAT to evolve a network that instead of being used to select actions, is used to then learn a value function using TD -evolution then selects those networks that allow better learning of the value function; 2) XCS using Learning Classifier Systems, that uses rules to represent solutions\n- Coevolution such as SANE (symbiotic adaptive neuroevolution) or CoSyNE\n- Online methods for EA in RL remain an under explored research area&quot;, &quot;issued&quot;: {&quot;date-parts&quot;: [[&quot;2012&quot;]]}, &quot;type&quot;: &quot;article-journal&quot;, &quot;issue&quot;: &quot;c&quot;, &quot;container-title&quot;: &quot;Reinforcement Learning: State of the Art&quot;, &quot;PMID&quot;: &quot;11389459&quot;}}]} RNDxNjwZceieD"/><text:span text:style-name="T2">⁠ </text:span><text:span text:style-name="T4">or other hybrid methods (XCS using learning classifier systems)</text:span></text:p>
        </text:list-item>
        <text:list-item>
          <text:p text:style-name="P24"><text:span text:style-name="T4">L</text:span><text:span text:style-name="T2">imitations on generalisation: problems with rocket launcher and other enemies (DoomPlayer with different colours)</text:span></text:p>
        </text:list-item>
      </text:list>
      <text:p text:style-name="P1"/>
      <text:p text:style-name="P8">Introduction</text:p>
      <text:p text:style-name="P4">Background</text:p>
      <text:p text:style-name="Standard">The field of Machine Learning has been relaunched with the increase in popularity of Deep Learning. This has been possible for the increase in computational power, with massively-parallel processing leading the charge [1] [2], allowing researchers to explore more complex models for learning.</text:p>
      <text:p text:style-name="Standard">Convolutional Neural Networks have attracted recent attention, particularly in image recognition and classification [3] [4]. Part of its success is they are very efficient at reducing the complexity of feedforward fully-connected networks</text:p>
      <text:p text:style-name="Standard">Aside from being used on their own, CNNs have also been incorporated as part of a broader approach in Deep reinforcement learning, where they perform well approximating reward functions [5].</text:p>
      <text:p text:style-name="Standard">Continuing with the tradition of using games as a test bed for AI [6], recent times have seen an important milestone being reached: Go, a game well known for the complexity of its game space, saw the first computer to defeat the human world champion in a 5-games match [7]. AlphaGo guides its play using tree search in combination with Deep Networks –networks with multiple and complex hidden layers- to evaluate game nodes. </text:p>
      <text:p text:style-name="Standard">Moreover, the AI community is focusing more than ever on competitive events to develop algorithms to play games based on Deep Learning [8] [6]. One such competitions is ViZDoom [9], which restricts the inputs from the world exclusively to visual information from the rendered scene. CNNs and Deep RL are ideally placed for this type of scenarios.</text:p>
      <text:p text:style-name="Standard"/>
      <text:p text:style-name="P4">Aim</text:p>
      <text:p text:style-name="Standard">The aim of this project is to use Deep Learning methods to design and implement a ViZDoom controller. Due to the restrictions of the framework, the agent will only receive information from the world in two forms: 1) visual data from the rendered screen; and 2) character data such as ammo, weapon selected, health status, etc. The agent will be required to perform actions such: 1) navigating through a 3D maze; 2) attack other agents, and 3) stay alive.</text:p>
      <text:p text:style-name="Standard">The focus will be <text:bookmark-start text:name="__DdeLink__316_451168144"/><text:span text:style-name="T5">to explore the suitability of Evolutionary algorithms for the optimisation of convolutional networks </text:span><text:span text:style-name="T6">-with particular interest on the NEAT algorithm</text:span> [10]- <text:s/>in a <text:span text:style-name="T2">complex</text:span>, real-time scenario <text:span text:style-name="T5">based on visual input</text:span><text:bookmark-end text:name="__DdeLink__316_451168144"/>.</text:p>
      <text:p text:style-name="Standard"/>
      <text:p text:style-name="P4">Relevant publications </text:p>
      <text:p text:style-name="Standard">The foundation of this project is to use Neural Networks as a means to effectively interpret image data to control a game bot. In the literature this is commonly referred as <text:span text:style-name="T7">neurovisual control</text:span>. Authors have proposed neurovisual solutions for games such as Quake II [11] with moderate success in defined scenarios. The Quake II controller consists of a fully connected recurrent network that uses a retina-like input image –more resolution in the centre- to successfully learn how to find and kill enemies. One of the contributions of this paper is the semi-<text:soft-page-break/>supervised learning process used to train the network, whereby a non-visual neural net is evolved first and then used to train the neurovisual network.</text:p>
      <text:p text:style-name="Standard">With the increase in popularity of Convolutional Networks, far more effective in the domain of image classification, authors have started using them to guide game play in different forms. Mnih et al [5] describe an enhancement of traditional reinforcement learning by using a convolutional network as its value function. The CNN uses raw pixel data as input, outputting an estimation of the future reward. The paper also proposes an efficient way of training such networks (DQN) and demonstrates it to be successful when playing a collection of Atari 2600 games, some to a level higher than humans.</text:p>
      <text:p text:style-name="Standard">Given the level of complexity of CNNs, its depth and the type of layers involved (convoluted, pooling / downsampling, fully-connected, etc), one of the key issues is how to create a network topology that optimises the target function. Although this has traditionally been tackled by handcrafting a layout [12], several authors have started to make use of automatic optimisation techniques to fine-tune entire networks, with evolutionary strategies at the forefront [13] [14]. </text:p>
      <text:p text:style-name="Standard"><text:bookmark text:name="_GoBack"/>The basis for this project is the Neuro Evolution of Augmented Topologies algorithm [10], an algorithm that uses an evolutionary process to optimise a neural network architecture. By automating the topology design, NEAT can efficiently produce highly optimised network layouts. The evolutionary process uses three types of mutation operators: 1) modify any of the network’s weights; 2) add or remove units to the network; and 3) add or remove connections between units.</text:p>
      <text:p text:style-name="Standard">Although NEAT was designed to optimise the topologies of feedforward networks, some derived evolutionary algorithms have already been applied in the domain of Deep Learning. Of particular interest is the work by Koutnik [14], which shows how neuroevolution is used to scale-up a network architecture used in reinforcement learning to create a driving policy in TORCS.</text:p>
      <text:p text:style-name="Standard">From a theoretical perspective, Maul and Bargiela [15] discuss neuroevolution opportunities for deep neural networks, comparing standard and cooperative evolutionary methods to propose general guidelines for the technique. Verbancsics and Harguess [16] suggest the combination of evolved networks using HyperNEAT (a modification of NEAT) with other Machine Learning techniques to improve performance.</text:p>
      <text:p text:style-name="Standard"/>
      <text:p text:style-name="P4">Objectives and deliverables</text:p>
      <text:list xml:id="list180855782989834" text:continue-list="list3510115722279183559" text:style-name="WWNum2">
        <text:list-item>
          <text:p text:style-name="P27">To explore the suitability of Evolutionary algorithms for the optimisation of deep neural networks in a complex, real-time, large decision space scenario.</text:p>
        </text:list-item>
        <text:list-item>
          <text:p text:style-name="P28">To use the findings to implement visual controllers to complete task-specific scenarios in ViZDoom.</text:p>
        </text:list-item>
      </text:list>
      <text:p text:style-name="P6"/>
      <text:p text:style-name="P7">Intro from article</text:p>
      <text:p text:style-name="P7"/>
      <text:p text:style-name="Text_20_body"><text:soft-page-break/>The Open Racing Car Simulator (TORCS) has become an important tool for AI researchers interested in the development of autonomous driving strategies. Its pseudo-realistic simulation of racing events –physics, damage, engineering setup, etc.- together with the ease to design and implement new driving policies have contributed to its popularization, spawning multiple competitions where researchers submit their drivers to competitive tournaments<text:span text:style-name="T9"> [1] [2]</text:span>. Previous successful submissions include Finite State modular approaches<text:span text:style-name="T9"> [3], fuzzy-based controllers <text:s/>[4], coevolution strategies for fine tuning car parameters <text:s/>[5] and feedforward neural networks that learn by imitation <text:s/>[6].</text:span></text:p>
      <text:p text:style-name="Text_20_body">Most of the previous approaches use accurate track information –such as width of the current segment and distance to track limits-, opponent metrics –such as angle between our car and next driver- and any other data that is available in the TORCS environment. However, as humans we drive fundamentally based on local information available to us via our senses –mainly sight. Efforts to restrict the amount of data provided to drivers are seen in <text:span text:style-name="T9">[1]</text:span><text:span text:style-name="T8">, though they still pre-process the information making drivers passive receptors of sensory information. The aim </text:span>of this project is to investigate the feasibility of an autonomous driver that uses visual-only information to navigate tracks in TORCS.</text:p>
      <text:p text:style-name="Text_20_body">Strategies that use visual input have been applied in a few scenarios: from neurovisual control of a Quake II bot<text:span text:style-name="T9"> [7]</text:span><text:span text:style-name="T8"> to an attempt to General Game Play for Atari videogames</text:span><text:span text:style-name="T9"> [8]</text:span><text:span text:style-name="T8">. In the driving domain, one of the first implementations to use visual information as the main input for steering is ALVINN [9]</text:span><text:span text:style-name="T9">, a system for land vehicles that uses a 3 layer recurrent neural network to process input from a camera and a laser ranger to produce a recommended steering direction</text:span><text:span text:style-name="T8">. In the TORCS environment, [10] showed how a recurrent neural network layout could be constructed using evolutionary algorithms to navigate –steer, accelerate and brake- a simple track using visual information. Although showing promise, these strategies are somewhat simplified in either the nature of the input –ALVINN uses distance sensors to aid visual input- or its complexity –simple network topologies, the TORCS driver performs only on a particular predesigned track. Those simplifications were imposed in no small part due to the high dimensionality nature of the visual input and the computational expense of processing it in real time. Nowadays those limitations are being overcome with the advent of massive parallel computation and the use of GPUs for General Purpose programming (GPGPU)</text:span><text:span text:style-name="T9"> [11] [12]</text:span><text:span text:style-name="T8">.</text:span></text:p>
      <text:p text:style-name="Text_20_body">Taking advantage of the power of massive parallel computation, machine learning techniques have been brought to a new level in a domain called Deep Learning, including more complex models in Reinforcement learning, genetic algorithms and most of all neural networks. Deep neural network models have been shown to be ideal to process complex visual data<text:span text:style-name="T9"> [13]</text:span>, particularly in image classification<text:span text:style-name="T9"> [14]</text:span> and pattern recognition [15]<text:span text:style-name="T9"> [16]</text:span>. </text:p>
      <text:p text:style-name="Text_20_body">Convolutional Neural Networks (CNNs) are one such models; they consist of a series of partially-connected layers with local connectivity and shared weights to <text:soft-page-break/>allow detecting patterns irrespective of their position in the image. CNNs are naturally good at feature extraction using multiple local maps that arise from the original image.</text:p>
      <text:p text:style-name="P5"><text:span text:style-name="T2">Recent advances in game AI can be attributed to the application of deep CNNs (with multiple layers) to decision making: deep reinforcement learning to play Atari games</text:span><text:span text:style-name="T10"> [18]</text:span><text:span text:style-name="T2"> and the newsworthy AlphaGo computer player that defeated the world champions</text:span><text:span text:style-name="T10"> [17]</text:span><text:span text:style-name="T2"> using deep neural networks as evaluation function on Go boards to predict their value in an attempt to shorten the tree 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1" svg:font-family="Symbol" style:font-adornments="Regular" style:font-pitch="variable"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2"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GB"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pgnormal" style:family="paragraph" style:parent-style-name="Standard" style:default-outline-level="">
      <style:paragraph-properties fo:margin-left="1.27cm" fo:margin-right="0cm" fo:margin-top="0cm" fo:margin-bottom="0.282cm" style:contextual-spacing="false" fo:line-height="110%" fo:text-indent="0cm" style:auto-text-indent="false"/>
      <style:text-properties style:font-size-complex="10pt"/>
    </style:style>
    <style:style style:name="pgbullet" style:family="paragraph" style:parent-style-name="pgnormal" style:default-outline-level="" style:list-style-name="WWNum2">
      <style:paragraph-properties fo:margin-left="2.529cm" fo:margin-right="0cm" fo:margin-top="0.141cm" fo:margin-bottom="0.282cm" style:contextual-spacing="true" fo:text-indent="-0.63cm" style:auto-text-indent="false">
        <style:tab-stops>
          <style:tab-stop style:position="2.54cm"/>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1" style:font-family-complex="Wingdings"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Symbol2" style:font-family-complex="Symbol"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Wingdings1" style:font-family-complex="Wingdings"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7"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7"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2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2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6T13:48:00</meta:creation-date>
    <meta:initial-creator>Carlos</meta:initial-creator>
    <dc:language>en-GB</dc:language>
    <dc:date>2016-08-04T18:08:54.048507554</dc:date>
    <meta:editing-cycles>31</meta:editing-cycles>
    <meta:editing-duration>PT1H3M46S</meta:editing-duration>
    <meta:generator>LibreOffice/4.2.8.2$Linux_X86_64 LibreOffice_project/420m0$Build-2</meta:generator>
    <meta:document-statistic meta:table-count="0" meta:image-count="0" meta:object-count="0" meta:page-count="8" meta:paragraph-count="113" meta:word-count="2438" meta:character-count="15569" meta:non-whitespace-character-count="13317"/>
    <meta:user-defined meta:name="Mendeley Citation Style_1">http://www.zotero.org/styles/ieee</meta:user-defined>
    <meta:user-defined meta:name="Mendeley Document_1">True</meta:user-defined>
    <meta:user-defined meta:name="Mendeley Unique User Id_1">596bd532-203c-32cf-9b16-3485ad929def</meta:user-defined>
    <meta:template xlink:type="simple" xlink:actuate="onRequest" xlink:title="Normal" xlink:href=""/>
  </office:meta>
</office:document-meta>
</file>